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2b36" officeooo:paragraph-rsid="00042b36"/>
    </style:style>
    <style:style style:name="P2" style:family="paragraph" style:parent-style-name="Standard">
      <style:text-properties officeooo:rsid="00060b89" officeooo:paragraph-rsid="00060b89"/>
    </style:style>
    <style:style style:name="P3" style:family="paragraph" style:parent-style-name="Standard">
      <style:text-properties officeooo:rsid="000698cf" officeooo:paragraph-rsid="000698cf"/>
    </style:style>
    <style:style style:name="P4" style:family="paragraph" style:parent-style-name="Standard">
      <style:text-properties officeooo:rsid="0007dbe3" officeooo:paragraph-rsid="0007dbe3"/>
    </style:style>
    <style:style style:name="P5" style:family="paragraph" style:parent-style-name="Standard">
      <style:text-properties officeooo:rsid="0008805b" officeooo:paragraph-rsid="0008805b"/>
    </style:style>
    <style:style style:name="P6" style:family="paragraph" style:parent-style-name="Standard">
      <style:text-properties officeooo:rsid="0008c32b" officeooo:paragraph-rsid="0008c32b"/>
    </style:style>
    <style:style style:name="P7" style:family="paragraph" style:parent-style-name="Standard">
      <style:text-properties officeooo:rsid="00092bb4" officeooo:paragraph-rsid="00092bb4"/>
    </style:style>
    <style:style style:name="P8" style:family="paragraph" style:parent-style-name="Standard">
      <style:text-properties officeooo:rsid="00060b89" officeooo:paragraph-rsid="00060b89"/>
    </style:style>
    <style:style style:name="P9" style:family="paragraph" style:parent-style-name="Standard">
      <style:text-properties officeooo:rsid="000badda" officeooo:paragraph-rsid="000badda"/>
    </style:style>
    <style:style style:name="P10" style:family="paragraph" style:parent-style-name="Standard">
      <style:text-properties officeooo:rsid="000698cf" officeooo:paragraph-rsid="000698cf"/>
    </style:style>
    <style:style style:name="T1" style:family="text">
      <style:text-properties officeooo:rsid="000698cf"/>
    </style:style>
    <style:style style:name="T2" style:family="text">
      <style:text-properties officeooo:rsid="0007db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 ENRICHMENT ANALYSIS </text:p>
      <text:p text:style-name="P1"/>
      <text:p text:style-name="P2">Cluster 1</text:p>
      <text:p text:style-name="P9">BP: No</text:p>
      <text:p text:style-name="P9">Dis: </text:p>
      <text:p text:style-name="P9">DE:</text:p>
      <text:p text:style-name="P2">Neurotransmitter_uptake: AD, epilepsy_syndrome, <text:span text:style-name="T1">schizophrenia, </text:span></text:p>
      <text:p text:style-name="P2"/>
      <text:p text:style-name="P3">Cluster 2</text:p>
      <text:p text:style-name="P9">BP: No</text:p>
      <text:p text:style-name="P3">calcium_ion_homeostasis: autism_disorder, autism_spectrum_d, </text:p>
      <text:p text:style-name="P3">cell_communication_involved_in_cardiac: autism</text:p>
      <text:p text:style-name="P3">axon_guidance: intellectual_disability</text:p>
      <text:p text:style-name="P3">synapse_organization: intellectual_disability</text:p>
      <text:p text:style-name="P3"/>
      <text:p text:style-name="P3">Cluster 3</text:p>
      <text:p text:style-name="P3">chemical_synaptic_transmission: A<text:span text:style-name="T2">D</text:span></text:p>
      <text:p text:style-name="P3">presynaptic_process_involved_in_chemical: A<text:span text:style-name="T2">D</text:span>, Parkinsons,</text:p>
      <text:p text:style-name="P3">signal_release_from_synapse: A<text:span text:style-name="T2">D</text:span>, Parkinsons</text:p>
      <text:p text:style-name="P3">neurotransmitter_secretion: Parkinsons</text:p>
      <text:p text:style-name="P3"/>
      <text:p text:style-name="P4">Cluster 4</text:p>
      <text:p text:style-name="P4">axon_guidance: </text:p>
      <text:p text:style-name="P4">activation_of_innate_immune_response: AD</text:p>
      <text:p text:style-name="P4">toll-like_receptor_signalling pathway: AD</text:p>
      <text:p text:style-name="P4">innate_immune_response-ativating_signal: AD, Park</text:p>
      <text:p text:style-name="P4">regulation_of_cardiac_muscle_hypertrophy: AD, frontotemporal_dementia</text:p>
      <text:p text:style-name="P4">regulation_of_cardiac_muscle_hypertrophy: AD</text:p>
      <text:p text:style-name="P4">synapse_organization: AD, Park, frontotemporal_dementia</text:p>
      <text:p text:style-name="P4">immune_response-activating_signal_transd.. : Park</text:p>
      <text:p text:style-name="P4">MAPK_cascade: frontotemporal_dementia</text:p>
      <text:p text:style-name="P4"/>
      <text:p text:style-name="P4">Cluster 5</text:p>
      <text:p text:style-name="P5">response_to_cAMP: AD,</text:p>
      <text:p text:style-name="P5"/>
      <text:p text:style-name="P6">Cluster 6</text:p>
      <text:p text:style-name="P6">immune_response-activating_signal_transd: intellectual disability</text:p>
      <text:p text:style-name="P6">axon_guidance: ID</text:p>
      <text:p text:style-name="P6">stress-activated_MAPK_cascade: ID</text:p>
      <text:p text:style-name="P6">hormone-mediated_signalling_pathway: AD, hypertension</text:p>
      <text:p text:style-name="P6">dopamine_receptor_signalling_pathway: schizophrenia</text:p>
      <text:p text:style-name="P6">cAMP_mediated_signalling: schizophrenia</text:p>
      <text:p text:style-name="P6"/>
      <text:p text:style-name="P6">Cluster 7</text:p>
      <text:p text:style-name="P7">MAPK_casc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22:07:12.241311858</meta:creation-date>
    <meta:editing-duration>PT4H17M52S</meta:editing-duration>
    <meta:editing-cycles>2</meta:editing-cycles>
    <meta:generator>LibreOffice/5.3.6.1$Linux_X86_64 LibreOffice_project/30$Build-1</meta:generator>
    <dc:date>2019-08-01T02:41:28.333394452</dc:date>
    <meta:document-statistic meta:table-count="0" meta:image-count="0" meta:object-count="0" meta:page-count="1" meta:paragraph-count="38" meta:word-count="86" meta:character-count="1223" meta:non-whitespace-character-count="1170"/>
  </office:meta>
</office:document-meta>
</file>